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22"/>
        <table:table-column table:style-name="co11" table:default-cell-style-name="ce123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sold or disposed of</text:p>
          </table:table-cell>
          <table:table-cell table:style-name="ce344" office:value-type="string" calcext:value-type="string">
            <text:p>Proceeds (sales price)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Sol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sold or disposed of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/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8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9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0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3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4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5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0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16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16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16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8: 0.05000000 of 2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8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8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8: 0.45000000 of 2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8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6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7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0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1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2:01+00:00</text:p>
          </table:table-cell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3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5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6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4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7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4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8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4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9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4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4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1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4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4: 0.20000000 of 4.00000000 B1</text:p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9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9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9: 0.15000000 of 2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9: 0.20000000 of 2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0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9: 0.25000000 of 2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9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9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9: 0.10000000 of 2.00000000 B1</text:p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30000000 of 1.00000000 B1</text:p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45000000 of 1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25000000 of 1.00000000 B1</text:p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0: 0.25000000 of 5.00000000 B1</text:p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1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20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9/20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0/20: 0.20000000 of 5.00000000 B1</text:p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6: 0.25000000 of 4.00000000 B1</text:p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8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9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0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1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0.15000000 of 1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0.25000000 of 1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05000000 of 5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9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19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6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7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8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9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14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4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4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14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4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14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Default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donated</text:p>
          </table:table-cell>
          <table:table-cell table:style-name="ce344" office:value-type="string" calcext:value-type="string">
            <text:p>Proceeds (price at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Donat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donat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 office:value-type="string" calcext:value-type="string">
            <text:p>time of donation)</text:p>
          </table:table-cell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8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0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4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5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/16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2/16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3/16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4/16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8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8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8: 0.10000000 of 2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05000000 of 1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30000000 of 1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20000000 of 1.00000000 B1</text:p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9: 0.15000000 of 5.00000000 B1</text:p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5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6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9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0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1:01+00:00</text:p>
          </table:table-cell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2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4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4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5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4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6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7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8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1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4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5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9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0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20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20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4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20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5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20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1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1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2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3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45000000 of 2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7/14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8/14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14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0/14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1/14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2/14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3/14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4/14: 0.35000000 of 4.00000000 B1</text:p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/3: 0.05000000 of 3.00000000 B1</text:p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3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3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default-cell-style-name="ce251"/>
        <table:table-column table:style-name="co28" table:visibility="collapse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Interest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6"/>
          <table:table-cell table:style-name="ce268"/>
          <table:table-cell table:style-name="ce277"/>
          <table:table-cell table:style-name="ce276"/>
          <table:table-cell table:style-name="ce276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earn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earn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/>
          <table:table-cell table:style-name="ce288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5:38:24.091564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